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b39b5" officeooo:paragraph-rsid="001b39b5"/>
    </style:style>
    <style:style style:name="P2" style:family="paragraph" style:parent-style-name="Standard">
      <style:text-properties officeooo:rsid="001b39b5" officeooo:paragraph-rsid="001b4567"/>
    </style:style>
    <style:style style:name="P3" style:family="paragraph" style:parent-style-name="Standard">
      <style:text-properties fo:font-weight="bold" officeooo:rsid="001b39b5" officeooo:paragraph-rsid="001b39b5" style:font-weight-asian="bold" style:font-weight-complex="bold"/>
    </style:style>
    <style:style style:name="P4" style:family="paragraph" style:parent-style-name="Standard">
      <style:text-properties fo:font-weight="bold" officeooo:rsid="001eafa8" officeooo:paragraph-rsid="001eafa8" style:font-weight-asian="bold" style:font-weight-complex="bold"/>
    </style:style>
    <style:style style:name="P5" style:family="paragraph" style:parent-style-name="Standard">
      <style:text-properties officeooo:rsid="001b4567" officeooo:paragraph-rsid="001b4567"/>
    </style:style>
    <style:style style:name="P6" style:family="paragraph" style:parent-style-name="Standard">
      <style:text-properties officeooo:rsid="001eafa8" officeooo:paragraph-rsid="001eafa8"/>
    </style:style>
    <style:style style:name="P7" style:family="paragraph" style:parent-style-name="Standard">
      <style:paragraph-properties style:writing-mode="lr-tb"/>
      <style:text-properties officeooo:rsid="001eafa8" officeooo:paragraph-rsid="001eafa8"/>
    </style:style>
    <style:style style:name="P8" style:family="paragraph" style:parent-style-name="Standard">
      <style:text-properties fo:font-weight="normal" officeooo:rsid="001eafa8" officeooo:paragraph-rsid="001eafa8" style:font-weight-asian="normal" style:font-weight-complex="normal"/>
    </style:style>
    <style:style style:name="P9" style:family="paragraph" style:parent-style-name="Standard">
      <style:text-properties officeooo:rsid="001f71cf" officeooo:paragraph-rsid="001f71cf"/>
    </style:style>
    <style:style style:name="P10" style:family="paragraph" style:parent-style-name="Standard">
      <style:text-properties fo:font-weight="normal" officeooo:rsid="001eafa8" officeooo:paragraph-rsid="00250bb3" style:font-weight-asian="normal" style:font-weight-complex="normal"/>
    </style:style>
    <style:style style:name="P11" style:family="paragraph" style:parent-style-name="Standard">
      <style:text-properties fo:font-weight="bold" officeooo:rsid="001b39b5" officeooo:paragraph-rsid="001b39b5" style:font-weight-asian="bold" style:font-weight-complex="bold"/>
    </style:style>
    <style:style style:name="P12" style:family="paragraph" style:parent-style-name="Standard">
      <style:text-properties officeooo:rsid="00250bb3" officeooo:paragraph-rsid="00250bb3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4b865" style:font-weight-asian="bold" style:font-weight-complex="bold"/>
    </style:style>
    <style:style style:name="T3" style:family="text">
      <style:text-properties officeooo:rsid="001b4567"/>
    </style:style>
    <style:style style:name="T4" style:family="text">
      <style:text-properties officeooo:rsid="001eafa8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officeooo:rsid="001f9cae"/>
    </style:style>
    <style:style style:name="T7" style:family="text">
      <style:text-properties officeooo:rsid="0022314c"/>
    </style:style>
    <style:style style:name="T8" style:family="text">
      <style:text-properties fo:color="#c9211e" loext:opacity="100%" officeooo:rsid="0022314c"/>
    </style:style>
    <style:style style:name="T9" style:family="text">
      <style:text-properties fo:color="#c9211e" loext:opacity="100%" fo:font-weight="bold" officeooo:rsid="0022314c" style:font-weight-asian="bold" style:font-weight-complex="bold"/>
    </style:style>
    <style:style style:name="T10" style:family="text">
      <style:text-properties fo:color="#c9211e" loext:opacity="100%" fo:font-weight="bold" officeooo:rsid="0022f688" style:font-weight-asian="bold" style:font-weight-complex="bold"/>
    </style:style>
    <style:style style:name="T11" style:family="text">
      <style:text-properties fo:color="#c9211e" loext:opacity="100%" officeooo:rsid="0024b865"/>
    </style:style>
    <style:style style:name="T12" style:family="text">
      <style:text-properties officeooo:rsid="0024b865"/>
    </style:style>
    <style:style style:name="T13" style:family="text">
      <style:text-properties officeooo:rsid="00250bb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Duvidas:</text:p>
      <text:p text:style-name="P1"><text:line-break/><text:span text:style-name="T1">RECEITA</text:span></text:p>
      <text:p text:style-name="P3"/>
      <text:p text:style-name="P1"/>
      <text:p text:style-name="P3">1) Qual a velocidade de venda media?</text:p>
      <text:p text:style-name="P1"/>
      <text:p text:style-name="P1">a) <text:span text:style-name="T3">D</text:span>ata de inicio de vendas <text:span text:style-name="T9">(Abril)</text:span></text:p>
      <text:p text:style-name="P1">b) <text:span text:style-name="T3">M</text:span>edia + <text:span text:style-name="T3">D</text:span>esvio padrao <text:span text:style-name="T10">50% primeiros mes, 500 3 meses, 70% primeiro ano, total 24 meses.</text:span><text:span text:style-name="T8"> </text:span><text:span text:style-name="T7"><text:s/></text:span></text:p>
      <text:p text:style-name="P1">c) <text:span text:style-name="T3">V</text:span>ariacao de media e desvio padrao, se o inicio de vendas for no inicio do ano vs no final do ano.</text:p>
      <text:p text:style-name="P12"/>
      <text:p text:style-name="P1"/>
      <text:p text:style-name="P3">2) Modo de Pagamento</text:p>
      <text:p text:style-name="P1"/>
      <text:p text:style-name="P1">a) Entrada (%) <text:span text:style-name="T2">24 nao paga inflacao. , curta 25%, 70%. </text:span></text:p>
      <text:p text:style-name="P1">b) Parcelamento da entrada → </text:p>
      <text:p text:style-name="P1">c) Duracao do financiamento → </text:p>
      <text:p text:style-name="P1">d) Juros de financiamento (funcao da duracao?) <text:span text:style-name="T12">120 → </text:span></text:p>
      <text:p text:style-name="P1"/>
      <text:p text:style-name="P3">3) Custos:</text:p>
      <text:p text:style-name="P1"/>
      <text:p text:style-name="P1">a) Quanto de marketing fo<text:span text:style-name="T6">i</text:span> gasto ate o momento? </text:p>
      <text:p text:style-name="P2">b) <text:span text:style-name="T3">E possivel fazer um relatorio (auditavel). </text:span></text:p>
      <text:p text:style-name="P2"><text:span text:style-name="T3">c) </text:span>Quanto de marketing sera gasto e de que forma? </text:p>
      <text:p text:style-name="P1"><text:span text:style-name="T3">d</text:span>) <text:span text:style-name="T13">C</text:span>omo o marketing sera pago?</text:p>
      <text:p text:style-name="P5">e) <text:span text:style-name="T13">C</text:span>omo sera descontado da receita? (correcao, periodo etc)? </text:p>
      <text:p text:style-name="P1"><text:span text:style-name="T3">f</text:span>) <text:span text:style-name="T13">C</text:span><text:span text:style-name="T3">orretagem, </text:span><text:span text:style-name="T12">5</text:span><text:span text:style-name="T3">% ou pode ser menos?</text:span></text:p>
      <text:p text:style-name="P7">g) <text:span text:style-name="T13">C</text:span>usto de alienacao fiduciaria? <text:span text:style-name="T11">5,5%</text:span></text:p>
      <text:p text:style-name="P7">h) <text:span text:style-name="T13">F</text:span>orma de pagamento de custos extraordinarios (inicio, fim duracao). </text:p>
      <text:p text:style-name="P9">I) <text:span text:style-name="T13">Q</text:span>uanto de custos extraordinario ja foi e como e feito a availacao do terreno? <text:span text:style-name="T11">0</text:span></text:p>
      <text:p text:style-name="P5"><text:s/></text:p>
      <text:p text:style-name="P3">4) Adiantamento:</text:p>
      <text:p text:style-name="P1"/>
      <text:p text:style-name="P1">a) Como adiantamento sera pago – Definicao de Carteira de <text:span text:style-name="T3">R</text:span>ecebiveis/<text:span text:style-name="T3">Vendas</text:span>? </text:p>
      <text:p text:style-name="P1">b) <text:span text:style-name="T4">O que acontece se nao comecarmos as vendas logo agora em Dezembro? </text:span></text:p>
      <text:p text:style-name="P6"><text:s/></text:p>
      <text:p text:style-name="P3"><text:span text:style-name="T12">5</text:span>) Lotes:</text:p>
      <text:p text:style-name="P3"/>
      <text:p text:style-name="P1">a) Sorteio? Como a distribuicao e gerada? </text:p>
      <text:p text:style-name="P1">b) Divisao de area != da divisao financeira. (aka nao e possivel dividir os lotes em exatamente 68% e 32%). O erro da divisao e avaliado de que forma e como o pagamento do mesmo e feito? </text:p>
      <text:p text:style-name="P1"/>
      <text:p text:style-name="P4"><text:span text:style-name="T12">6</text:span>) Inadimplencia?</text:p>
      <text:p text:style-name="P10"/>
      <text:p text:style-name="P10">a) % de inadiplencia? <text:s/><text:span text:style-name="T13">25% Maximo!!! </text:span></text:p>
      <text:p text:style-name="P4"><text:span text:style-name="T5">b) Multa e periodo medio de atraso?</text:span> </text:p>
      <text:p text:style-name="P8">c) Periodo de litigio pra conseguir o terreno de volta? </text:p>
      <text:p text:style-name="P8">d) E se o cara comecar a construir no terreno?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9T21:18:00.621568103</meta:creation-date>
    <dc:date>2022-11-30T11:17:49.344374709</dc:date>
    <meta:editing-duration>PT53M35S</meta:editing-duration>
    <meta:editing-cycles>5</meta:editing-cycles>
    <meta:generator>LibreOffice/7.3.7.2$Linux_X86_64 LibreOffice_project/30$Build-2</meta:generator>
    <meta:document-statistic meta:table-count="0" meta:image-count="0" meta:object-count="0" meta:page-count="1" meta:paragraph-count="34" meta:word-count="277" meta:character-count="1533" meta:non-whitespace-character-count="1265"/>
  </office:meta>
</office:document-meta>
</file>